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6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nstrumenter PostgreSQL avec Prometheu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ogo Prometheus/PostgrSQL/Grafa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urquoi Prometheus 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2.439cm" svg:height="4.716cm" svg:x="2.879cm" svg:y="5.58cm">
          <draw:text-box>
            <text:p text:style-name="P2">Nous allons voir comment mettre en place un exporter Prometheus pour PostgreSQL et le configurer afin de récupérer des informations sur : </text:p>
            <text:p text:style-name="P2">* le cluster : réplication, métriques système (CPU, RAM, Réseaux)</text:p>
            <text:p text:style-name="P2">* les base de données : tailles des bases, fragmentation, connexions, scan séquentiel, utilisation des indexes, opération d'écriture</text:p>
            <text:p text:style-name="P2">* les tables : taille des relations (données toastées ou non, index), fragmentation des tables, VACUUM et ANALYSE</text:p>
            <text:p text:style-name="P2">* les requêtes : requêtes longues, les plus courantes, celles qui consomment le plus de ressources</text:p>
            <text:p text:style-name="P2">Nous aborderons aussi la partie visualisation et création d'alertes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urquoi Prometheus 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Outils de monitoring généraliste</text:p>
              </text:list-item>
              <text:list-item>
                <text:p>Langage de requête puissant : aggrégation, jointure</text:p>
              </text:list-item>
              <text:list-item>
                <text:p>Corrélation avec d’autres source données : </text:p>
                <text:list>
                  <text:list-item>
                    <text:p>Métriques système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Métriques personnalisées, facilement extensible</text:p>
              </text:list-item>
            </text:list>
          </draw:text-box>
        </draw:frame>
        <draw:frame draw:style-name="gr2" draw:text-style-name="P3" draw:layer="layout" svg:width="22.439cm" svg:height="4.716cm" svg:x="23.5cm" svg:y="0.284cm">
          <draw:text-box>
            <text:p text:style-name="P2">Nous allons voir comment mettre en place un exporter Prometheus pour PostgreSQL et le configurer afin de récupérer des informations sur : </text:p>
            <text:p text:style-name="P2">* le cluster : réplication, métriques système (CPU, RAM, Réseaux)</text:p>
            <text:p text:style-name="P2">* les base de données : tailles des bases, fragmentation, connexions, scan séquentiel, utilisation des indexes, opération d'écriture</text:p>
            <text:p text:style-name="P2">* les tables : taille des relations (données toastées ou non, index), fragmentation des tables, VACUUM et ANALYSE</text:p>
            <text:p text:style-name="P2">* les requêtes : requêtes longues, les plus courantes, celles qui consomment le plus de ressources</text:p>
            <text:p text:style-name="P2">Nous aborderons aussi la partie visualisation et création d'alertes.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nctionnement de Promethe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« Pull » métriques à partir d’« exporter »</text:p>
              </text:list-item>
              <text:list-item>
                <text:p>Communication HTTP</text:p>
              </text:list-item>
              <text:list-item>
                <text:p>Stocke des séries temporelles</text:p>
              </text:list-item>
              <text:list-item>
                <text:p/>
              </text:list-item>
              <text:list-item>
                <text:p>&lt;schema pull target prometheus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mpagn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raitement à la deman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onnées brutes récupérées régulièrement (&lt; 30sec)</text:p>
              </text:list-item>
              <text:list-item>
                <text:p>Dérivée temporelle calculées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concurrenc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9:29:37.989890345</meta:creation-date>
    <dc:date>2022-05-17T10:58:19.737526425</dc:date>
    <meta:editing-duration>P6DT14H29M44S</meta:editing-duration>
    <meta:editing-cycles>2</meta:editing-cycles>
    <meta:generator>LibreOffice/7.0.4.2$Linux_X86_64 LibreOffice_project/00$Build-2</meta:generator>
    <meta:document-statistic meta:object-count="51"/>
  </office:meta>
</office:document-meta>
</file>